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P3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122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erator with attribute</text:p>
      <text:p text:style-name="P2"/>
      <text:p text:style-name="P1"><text:a xlink:type="simple" xlink:href="py3o://for=&quot;i5 in global_var.my5list&quot;"><text:span text:style-name="T3">for="i5 in global_var.my5list"</text:span></text:a></text:p>
      <text:p text:style-name="P2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2-01T11:04:47.945585226</dc:date>
    <dc:creator>Anael Lorimier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7" meta:character-count="57" meta:non-whitespace-character-count="53"/>
  </office:meta>
</office:document-meta>
</file>